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svg:stroke-width="0.1cm" draw:marker-start="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27.4cm" svg:height="13.8cm" svg:x="0.4cm" svg:y="2.2cm">
          <text:p text:style-name="P1">Spring Data Proje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4.4cm" svg:height="5.8cm" svg:x="6.4cm" svg:y="3.4cm">
          <text:p text:style-name="P1">Spring Data Comm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6cm" svg:height="4.6cm" svg:x="20.599cm" svg:y="11cm">
          <text:p text:style-name="P1"/>
          <text:p text:style-name="P1"/>
          <text:p text:style-name="P1"/>
          <text:p text:style-name="P1"/>
          <text:p text:style-name="P1">Spring Data</text:p>
          <text:p text:style-name="P1">XX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6cm" svg:height="4.6cm" svg:x="14cm" svg:y="10.999cm">
          <text:p text:style-name="P1"/>
          <text:p text:style-name="P1"/>
          <text:p text:style-name="P1"/>
          <text:p text:style-name="P1"/>
          <text:p text:style-name="P1">Spring Data</text:p>
          <text:p text:style-name="P1">Mongo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6cm" svg:height="4.6cm" svg:x="7.399cm" svg:y="11cm">
          <text:p text:style-name="P1"/>
          <text:p text:style-name="P1"/>
          <text:p text:style-name="P1"/>
          <text:p text:style-name="P1"/>
          <text:p text:style-name="P1">Spring Data</text:p>
          <text:p text:style-name="P1">GemF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6cm" svg:height="4.6cm" svg:x="0.8cm" svg:y="11cm">
          <text:p text:style-name="P1"/>
          <text:p text:style-name="P1"/>
          <text:p text:style-name="P1"/>
          <text:p text:style-name="P1"/>
          <text:p text:style-name="P1">Spring Data</text:p>
          <text:p text:style-name="P1">JP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7" draw:id="id7" draw:layer="layout" svg:width="10.2cm" svg:height="1.543cm" svg:x="9cm" svg:y="4.7cm">
          <text:p text:style-name="P1">&lt;&lt;interface&gt;&gt;</text:p>
          <text:p text:style-name="P1">CrudRepository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0.2cm" svg:height="1.543cm" svg:x="9cm" svg:y="6.757cm">
          <text:p text:style-name="P1">&lt;&lt;interface&gt;&gt;</text:p>
          <text:p text:style-name="P1">PagingAndSortingRepository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6cm" svg:height="2.143cm" svg:x="7.7cm" svg:y="11.457cm">
          <text:p text:style-name="P1">Implementation</text:p>
          <text:p text:style-name="P1">For GemFire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6cm" svg:height="2.2cm" svg:x="1.2cm" svg:y="11.4cm">
          <text:p text:style-name="P1">Implementation</text:p>
          <text:p text:style-name="P1">For JPA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6cm" svg:height="2.143cm" svg:x="14.3cm" svg:y="11.457cm">
          <text:p text:style-name="P1">Implementation</text:p>
          <text:p text:style-name="P1">For Mongo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6cm" svg:height="2.143cm" svg:x="20.9cm" svg:y="11.4cm">
          <text:p text:style-name="P1">Implementation</text:p>
          <text:p text:style-name="P1">For XXX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05cm" svg:x1="4.2cm" svg:y1="11.4cm" svg:x2="14.1cm" svg:y2="8.3cm" draw:start-shape="id1" draw:start-glue-point="0" draw:end-shape="id2" svg:d="m4200 11400v-1600h9900v-1500" svg:viewBox="0 0 9901 3101">
          <text:p/>
        </draw:connector>
        <draw:connector draw:style-name="gr6" draw:text-style-name="P1" draw:layer="layout" draw:line-skew="0.973cm" svg:x1="10.7cm" svg:y1="11.457cm" svg:x2="14.099cm" svg:y2="8.299cm" draw:start-shape="id3" draw:start-glue-point="0" svg:d="m10700 11457v-857h3399v-2301" svg:viewBox="0 0 3400 3159">
          <text:p/>
        </draw:connector>
        <draw:connector draw:style-name="gr6" draw:text-style-name="P1" xml:id="id6" draw:id="id6" draw:layer="layout" draw:line-skew="0.973cm" svg:x1="17.3cm" svg:y1="11.457cm" svg:x2="14.099cm" svg:y2="8.299cm" draw:start-shape="id4" svg:d="m17300 11457v-857h-3201v-2301" svg:viewBox="0 0 3202 3159">
          <text:p/>
        </draw:connector>
        <draw:connector draw:style-name="gr6" draw:text-style-name="P1" draw:layer="layout" draw:line-skew="2.002cm" svg:x1="23.9cm" svg:y1="11.4cm" svg:x2="14.099cm" svg:y2="8.299cm" draw:start-shape="id5" draw:start-glue-point="0" draw:end-shape="id6" draw:end-glue-point="3" svg:d="m23900 11400v-1649h-9801v-1452" svg:viewBox="0 0 9802 3102">
          <text:p/>
        </draw:connector>
        <draw:custom-shape draw:style-name="gr7" draw:text-style-name="P1" draw:layer="layout" svg:width="1.2cm" svg:height="0.9cm" svg:x="13.5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8" draw:id="id8" draw:layer="layout" svg:width="6cm" svg:height="1.4cm" svg:x="1.2cm" svg:y="0.2cm">
          <text:p text:style-name="P1">Application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9cm" svg:y1="5.471cm" svg:x2="4.2cm" svg:y2="1.6cm" draw:start-shape="id7" draw:start-glue-point="3" draw:end-shape="id8" draw:end-glue-point="2" svg:d="m9000 5471h-4800v-3871" svg:viewBox="0 0 4801 3872">
          <text:p/>
        </draw:connector>
        <draw:custom-shape draw:style-name="gr9" draw:text-style-name="P2" draw:layer="layout" svg:width="4.2cm" svg:height="3.2cm" svg:x="2.6cm" svg:y="6cm">
          <text:p text:style-name="P2"><text:span text:style-name="T1">* findOne()</text:span></text:p>
          <text:p text:style-name="P2"><text:span text:style-name="T1">* findAll()</text:span></text:p>
          <text:p text:style-name="P2"><text:span text:style-name="T1">* save()</text:span></text:p>
          <text:p text:style-name="P2"><text:span text:style-name="T1">* delete()</text:span></text:p>
          <text:p text:style-name="P2"><text:span text:style-name="T1">* etc...</text:span></text:p>
          <draw:enhanced-geometry svg:viewBox="0 0 21600 21600" draw:text-areas="800 800 20800 20800" draw:type="round-rectangular-callout" draw:modifiers="14993.0016662699 -2564.19868791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8cm" svg:height="2cm" svg:x="2.2cm" svg:y="16.8cm">
          <text:p text:style-name="P1">DB</text:p>
          <text:p text:style-name="P1"><text:span text:style-name="T2">(JPA Provider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8cm" svg:height="2cm" svg:x="8.8cm" svg:y="16.8cm">
          <text:p text:style-name="P1">GemFi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8cm" svg:height="2cm" svg:x="15.4cm" svg:y="16.8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8cm" svg:height="2cm" svg:x="21.8cm" svg:y="16.8cm">
          <text:p text:style-name="P1">XX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1.6cm" svg:height="1.6cm" svg:x="3.4cm" svg:y="15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6cm" svg:height="1.6cm" svg:x="10cm" svg:y="15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6cm" svg:height="1.6cm" svg:x="16.4cm" svg:y="15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6cm" svg:height="1.6cm" svg:x="23cm" svg:y="15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Gothic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keya </meta:initial-creator>
    <meta:creation-date>2016-06-21T00:25:34</meta:creation-date>
    <meta:editing-duration>PT33M55S</meta:editing-duration>
    <meta:editing-cycles>17</meta:editing-cycles>
    <dc:date>2016-06-21T01:07:50</dc:date>
    <dc:creator>ikeya </dc:creator>
    <meta:generator>LibreOffice/3.5$Linux_X86_64 LibreOffice_project/350m1$Build-2</meta:generator>
    <meta:document-statistic meta:object-count="51"/>
  </office:meta>
</office:document-meta>
</file>